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B. Cohe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pril 6, 1891</text:p>
      <text:p text:style-name="P6">Month<text:tab/><text:tab/><text:tab/><text:tab/><text:tab/><text:tab/>April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4">233 E. 86 Str./</text:p>
      <text:p text:style-name="P4">New York April 6th 1891/</text:p>
      <text:p text:style-name="P4">Rev. Dr. S. Morais Philada/</text:p>
      <text:p text:style-name="P2">Dear Sir/</text:p>
      <text:p text:style-name="P3"><text:tab/>I beg your pardon for/ coming so late to congratulate/ you the happy even of the/ anniversary of your 40 years/ administeration[sic!] to honerable[sic!]/ congregation Mikve Israel/ My dear friend accept my/ best &amp; sincir[sic!] wishes for your/ present &amp; future welfare &amp; may/ the Lord give you many/ many years to continue the good/ work for the benifit[sic!] of your hon-/erable Congregation as well as/ for all Israel, it gives me great/ Pleasure to see that noble Work/ has been so well appreciated accept/ the sinicere[sic!] regards of your old/ friend B. Cohen/</text:p>
      <text:p text:style-name="P3"/>
      <text:p text:style-name="P3">[Page 2]</text:p>
      <text:p text:style-name="P3">PS My wife &amp; family also/ tender ther[sic!] good wishes &amp; kindest/ regard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3:16:34.73</meta:creation-date>
    <dc:date>2011-11-23T13:49:01.61</dc:date>
    <dc:creator>Penn Libraries</dc:creator>
    <meta:editing-duration>PT00H00M2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92" meta:character-count="1985"/>
  </office:meta>
</office:document-meta>
</file>